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0ed1343" officeooo:paragraph-rsid="00ed1343" style:font-name-asian="Microsoft YaHei" style:font-size-asian="14pt" style:font-name-complex="Lucida Sans" style:font-size-complex="14pt"/>
    </style:style>
    <style:style style:name="P2" style:family="paragraph" style:parent-style-name="Nadpis1">
      <style:text-properties officeooo:rsid="00ed54a2" officeooo:paragraph-rsid="00ed54a2"/>
    </style:style>
    <style:style style:name="P3" style:family="paragraph" style:parent-style-name="Nadpis2">
      <style:text-properties officeooo:rsid="00ef526c" officeooo:paragraph-rsid="00ef526c"/>
    </style:style>
    <style:style style:name="P4" style:family="paragraph" style:parent-style-name="text" style:list-style-name="L1">
      <style:text-properties fo:font-variant="normal" fo:text-transform="none" style:font-name="Times New Roman" fo:font-size="26pt" fo:font-weight="bold" officeooo:rsid="00ea32d5" officeooo:paragraph-rsid="00ea32d5" style:font-name-asian="Microsoft YaHei" style:font-size-asian="14pt" style:font-name-complex="Lucida Sans" style:font-size-complex="14pt"/>
    </style:style>
    <style:style style:name="P5" style:family="paragraph" style:parent-style-name="text" style:list-style-name="L1">
      <style:text-properties style:font-name="Times New Roman" officeooo:rsid="00ed1343" officeooo:paragraph-rsid="00ed1343" style:font-size-asian="10.5pt"/>
    </style:style>
    <style:style style:name="P6" style:family="paragraph" style:parent-style-name="text" style:list-style-name="L1">
      <style:text-properties style:font-name="Times New Roman" officeooo:rsid="00ed54a2" officeooo:paragraph-rsid="00ed54a2" style:font-size-asian="10.5pt"/>
    </style:style>
    <style:style style:name="P7" style:family="paragraph" style:parent-style-name="text" style:list-style-name="L3">
      <style:text-properties officeooo:rsid="00ef526c" officeooo:paragraph-rsid="00ef52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couzská literatura</text:p>
      <text:list xml:id="list2391733065" text:style-name="L1">
        <text:list-header>
          <text:p text:style-name="P4"><text:tab/>Antoine de Saint-Exupéry</text:p>
        </text:list-header>
        <text:list-item>
          <text:p text:style-name="P5">Zemřel při havárce letadla</text:p>
          <text:list>
            <text:list-item>
              <text:p text:style-name="P5">možná sebevražda – měl zakázáno dále létat</text:p>
            </text:list-item>
          </text:list>
        </text:list-item>
        <text:list-item>
          <text:p text:style-name="P5">Malý princ</text:p>
          <text:list>
            <text:list-item>
              <text:p text:style-name="P5">Vypravěc havaruje na poušti, tam potká malého price a ten mu vypráví jeho příběh</text:p>
              <text:list>
                <text:list-item>
                  <text:p text:style-name="P5">pouť mezi planetami</text:p>
                </text:list-item>
                <text:list-item>
                  <text:p text:style-name="P5">charakterizuje jednotlivé lidské vlastnosti</text:p>
                </text:list-item>
                <text:list-item>
                  <text:p text:style-name="P5">liška chce, aby si jí malý princ ochočil</text:p>
                </text:list-item>
                <text:list-item>
                  <text:p text:style-name="P5">vysvětluje důležité hodnoty</text:p>
                </text:list-item>
                <text:list-item>
                  <text:p text:style-name="P6">had mu nabídne, že ho uštkne a tím se zbaví tíže svého těla</text:p>
                </text:list-item>
              </text:list>
            </text:list-item>
          </text:list>
        </text:list-item>
      </text:list>
      <text:p text:style-name="P2">Anglická literatura</text:p>
      <text:p text:style-name="P3">David Herbert Lawrence</text:p>
      <text:list xml:id="list634169964" text:style-name="L3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loext:contextual-spacing="false" fo:line-height="100%" style:writing-mode="page"/>
      <style:text-properties fo:color="#0066cc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03T19:36:35.122000000</meta:creation-date>
    <dc:date>2020-06-17T10:54:00.835221706</dc:date>
    <meta:editing-duration>P3DT9H58M22S</meta:editing-duration>
    <meta:editing-cycles>79</meta:editing-cycles>
    <meta:generator>LibreOffice/6.4.4.2$Linux_X86_64 LibreOffice_project/40$Build-2</meta:generator>
    <meta:document-statistic meta:table-count="0" meta:image-count="0" meta:object-count="0" meta:page-count="1" meta:paragraph-count="14" meta:word-count="78" meta:character-count="445" meta:non-whitespace-character-count="389"/>
  </office:meta>
</office:document-meta>
</file>